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ahoma1" fo:font-size="11pt" fo:language="en" fo:country="US" style:font-size-asian="11pt" style:font-name-complex="Tahoma1" style:font-size-complex="11pt"/>
    </style:style>
    <style:style style:name="P2" style:family="paragraph" style:parent-style-name="Standard">
      <style:text-properties style:font-name="Tahoma1" fo:font-size="11pt" style:font-size-asian="11pt" style:font-name-complex="Tahoma1" style:font-size-complex="11pt"/>
    </style:style>
    <style:style style:name="P3" style:family="paragraph" style:parent-style-name="Standard">
      <style:paragraph-properties fo:padding="0in" fo:border-left="none" fo:border-right="none" fo:border-top="none" fo:border-bottom="0.0008in solid #000000"/>
      <style:text-properties style:font-name="Tahoma1" fo:font-size="11pt" fo:language="en" fo:country="US" fo:font-style="italic" style:text-underline-style="none" fo:font-weight="bold" style:font-size-asian="11pt" style:font-style-asian="italic" style:font-weight-asian="bold" style:font-name-complex="Tahoma1" style:font-size-complex="11pt" style:font-style-complex="italic" style:font-weight-complex="bold"/>
    </style:style>
    <style:style style:name="P4" style:family="paragraph" style:parent-style-name="Standard">
      <style:paragraph-properties fo:text-align="end" style:justify-single-word="false" fo:padding="0in" fo:border-left="none" fo:border-right="none" fo:border-top="none" fo:border-bottom="0.0008in solid #000000"/>
      <style:text-properties style:font-name="Tahoma1" fo:font-size="11pt" fo:language="en" fo:country="US" fo:font-style="italic" style:text-underline-style="none" fo:font-weight="bold" style:font-size-asian="11pt" style:font-style-asian="italic" style:font-weight-asian="bold" style:font-name-complex="Tahoma1" style:font-size-complex="11pt" style:font-style-complex="italic" style:font-weight-complex="bold"/>
    </style:style>
    <style:style style:name="P5" style:family="paragraph" style:parent-style-name="Standard" style:master-page-name="">
      <style:paragraph-properties fo:margin-left="0in" fo:margin-right="-0.0063in" fo:text-align="start" style:justify-single-word="false" fo:orphans="0" fo:widows="0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ahoma1" fo:font-size="11pt" fo:language="en" fo:country="US" fo:font-weight="bold" style:font-size-asian="11pt" style:font-weight-asian="bold" style:font-name-complex="Tahoma1" style:font-size-complex="11pt" style:font-weight-complex="bold"/>
    </style:style>
    <style:style style:name="P7" style:family="paragraph" style:parent-style-name="Standard" style:list-style-name="WW8Num1"/>
    <style:style style:name="P8" style:family="paragraph" style:parent-style-name="Standard" style:list-style-name="WW8Num1">
      <style:text-properties style:font-name="Tahoma1" fo:font-size="11pt" fo:language="en" fo:country="US" style:font-size-asian="11pt" style:font-name-complex="Tahoma1" style:font-size-complex="11pt"/>
    </style:style>
    <style:style style:name="P9" style:family="paragraph" style:parent-style-name="Standard">
      <style:text-properties style:font-name="Tahoma" fo:font-size="11pt" style:font-size-asian="11pt" style:font-name-complex="Tahoma1" style:font-size-complex="11pt"/>
    </style:style>
    <style:style style:name="P10" style:family="paragraph" style:parent-style-name="Standard">
      <style:paragraph-properties fo:margin-left="0in" fo:margin-right="-0.0063in" fo:text-align="start" style:justify-single-word="false" fo:orphans="0" fo:widows="0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-0.0063in" fo:text-align="end" style:justify-single-word="false" fo:orphans="0" fo:widows="0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-0.0063in" fo:text-align="end" style:justify-single-word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T1" style:family="text">
      <style:text-properties style:font-name="Tahoma1" fo:font-size="11pt" fo:language="en" fo:country="US" style:font-size-asian="11pt" style:font-name-complex="Tahoma1" style:font-size-complex="11pt"/>
    </style:style>
    <style:style style:name="T2" style:family="text">
      <style:text-properties style:font-name="Tahoma1" fo:font-size="11pt" fo:language="en" fo:country="US" fo:font-weight="bold" style:font-size-asian="11pt" style:font-weight-asian="bold" style:font-name-complex="Tahoma1" style:font-size-complex="11pt" style:font-weight-complex="bold"/>
    </style:style>
    <style:style style:name="T3" style:family="text">
      <style:text-properties style:font-name="Tahoma1" fo:font-size="11pt" fo:language="en" fo:country="US" style:text-underline-style="none" style:font-size-asian="11pt" style:font-name-complex="Tahoma1" style:font-size-complex="11pt"/>
    </style:style>
    <style:style style:name="T4" style:family="text">
      <style:text-properties style:font-name="Tahoma1" fo:font-size="11pt" style:font-size-asian="11pt" style:font-name-complex="Tahoma1" style:font-size-complex="11pt"/>
    </style:style>
    <style:style style:name="T5" style:family="text">
      <style:text-properties style:font-name="Tahoma1" fo:language="en" fo:country="US" style:font-name-complex="Tahoma1"/>
    </style:style>
    <style:style style:name="T6" style:family="text">
      <style:text-properties style:font-name="Tahoma1" fo:language="en" fo:country="US" fo:font-weight="bold" style:font-weight-asian="bold" style:font-name-complex="Tahoma1" style:font-weight-complex="bold"/>
    </style:style>
    <style:style style:name="T7" style:family="text">
      <style:text-properties style:font-name="Tahoma1" fo:language="en" fo:country="US" fo:font-weight="normal" style:font-weight-asian="normal" style:font-name-complex="Tahoma1" style:font-weight-complex="normal"/>
    </style:style>
    <style:style style:name="T8" style:family="text">
      <style:text-properties fo:language="en" fo:country="US"/>
    </style:style>
    <style:style style:name="T9" style:family="text">
      <style:text-properties style:font-name="Tahoma" fo:language="en" fo:country="US"/>
    </style:style>
    <style:style style:name="T10" style:family="text">
      <style:text-properties style:font-name="Tahoma" fo:language="en" fo:country="US" style:font-name-complex="Tahoma1"/>
    </style:style>
    <style:style style:name="T11" style:family="text">
      <style:text-properties style:font-name="Tahoma" fo:font-size="11pt" fo:language="en" fo:country="US" style:font-size-asian="11pt" style:font-name-complex="Tahoma1" style:font-size-complex="11pt"/>
    </style:style>
    <style:style style:name="T12" style:family="text">
      <style:text-properties style:font-name="Tahoma" fo:font-size="11pt" fo:language="en" fo:country="US" style:font-size-asian="11pt" style:font-size-complex="11pt"/>
    </style:style>
    <style:style style:name="T13" style:family="text">
      <style:text-properties fo:font-size="11pt" fo:language="en" fo:country="US" style:font-size-asian="11pt" style:font-name-complex="Tahoma1" style:font-size-complex="11pt"/>
    </style:style>
    <style:style style:name="Sect1" style:family="section">
      <style:section-properties text:dont-balance-text-columns="false" style:editable="false">
        <style:columns fo:column-count="2">
          <style:column style:rel-width="4783*" fo:start-indent="0in" fo:end-indent="0in"/>
          <style:column style:rel-width="4855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chael Tsouchlarakis</text:p>
      <text:p text:style-name="P1"/>
      <text:section text:style-name="Sect1" text:name="Section1">
        <text:p text:style-name="P5"><text:span text:style-name="T1">Location</text:span><text:span text:style-name="T4">: </text:span><text:span text:style-name="T2">Athens, Greece</text:span></text:p>
        <text:p text:style-name="P10"><text:span text:style-name="T7">e-mail:</text:span><text:span text:style-name="T6"> </text:span><text:a xlink:type="simple" xlink:href="mailto:tsouchlarakis@gmail.com" text:style-name="Internet_20_link" text:visited-style-name="Visited_20_Internet_20_Link"><text:span text:style-name="Internet_20_link"><text:span text:style-name="T6">tsouchlarakis@gmail.com</text:span></text:span></text:a></text:p>
        <text:p text:style-name="P12"><text:span text:style-name="T1">Marital Status:</text:span><text:span text:style-name="T4"> </text:span><text:span text:style-name="T2">Single</text:span></text:p>
        <text:p text:style-name="P11"><text:span text:style-name="T7">Military Obligations:</text:span><text:span text:style-name="T6"> Fulfilled</text:span></text:p>
      </text:section>
      <text:p text:style-name="P3"/>
      <text:p text:style-name="P4">Education</text:p>
      <text:p text:style-name="Standard"><text:span text:style-name="T4">1988 - 1991 6</text:span><text:span text:style-name="T1">th</text:span><text:span text:style-name="T4"> </text:span><text:span text:style-name="T1">T.P.L.</text:span><text:span text:style-name="T4"> </text:span><text:span text:style-name="T1">of Athens</text:span></text:p>
      <text:p text:style-name="P1">Degree on Engineering of Industrial Installations and Production</text:p>
      <text:p text:style-name="P2"/>
      <text:p text:style-name="P1">2002 Constantinou Computer Studies</text:p>
      <text:list xml:id="list7545937498230887725" text:style-name="WW8Num1">
        <text:list-item>
          <text:p text:style-name="P7"><text:span text:style-name="T1">Methodology, Practice, Development</text:span><text:span text:style-name="T4">, Maintenance</text:span><text:span text:style-name="T1"> and <text:s/>Administration of Information Systems</text:span><text:span text:style-name="T4">.</text:span></text:p>
        </text:list-item>
        <text:list-item>
          <text:p text:style-name="P8">Oracle PL-SQL, Oracle Developer, Data Base Administration.</text:p>
        </text:list-item>
      </text:list>
      <text:p text:style-name="P1"/>
      <text:p text:style-name="Standard"><text:span text:style-name="T4">2006 - 2009 </text:span><text:span text:style-name="T1">H.O.U.</text:span></text:p>
      <text:p text:style-name="P1">School of Applied Science and Technology</text:p>
      <text:p text:style-name="P1">Information Technology Department</text:p>
      <text:p text:style-name="P1"/>
      <text:p text:style-name="Standard"><text:span text:style-name="T1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1">Solo Learn</text:span></text:span></text:a></text:p>
      <text:p text:style-name="Standard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1">Cpp</text:span></text:span></text:a><text:span text:style-name="T1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1">Java</text:span></text:span></text:a><text:span text:style-name="T1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1">Python3</text:span></text:span></text:a><text:span text:style-name="T1"> ...</text:span></text:p>
      <text:p text:style-name="P1"/>
      <text:p text:style-name="Standard"><text:span text:style-name="T11">2017/2018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11">freeCodeCamp</text:span></text:span></text:a></text:p>
      <text:p text:style-name="Standard"><text:a xlink:type="simple" xlink:href="https://www.freecodecamp.org/certification/michaeltd/javascript-algorithms-and-data-structures" office:target-frame-name="_blank" xlink:show="new" text:style-name="Internet_20_link" text:visited-style-name="Visited_20_Internet_20_Link">Algorithms</text:a><text:span text:style-name="T12">, </text:span><text:a xlink:type="simple" xlink:href="https://www.freecodecamp.org/certification/michaeltd/legacy-front-end" text:style-name="Internet_20_link" text:visited-style-name="Visited_20_Internet_20_Link"><text:span text:style-name="Internet_20_link"><text:span text:style-name="T11">Front End</text:span></text:span></text:a><text:span text:style-name="T11">, </text:span><text:a xlink:type="simple" xlink:href="https://www.freecodecamp.org/certification/michaeltd/legacy-data-visualization" office:target-frame-name="_blank" xlink:show="new" text:style-name="Internet_20_link" text:visited-style-name="Visited_20_Internet_20_Link"><text:span text:style-name="Internet_20_link"><text:span text:style-name="T11">Data Visualization</text:span></text:span></text:a></text:p>
      <text:p text:style-name="P9"/>
      <text:p text:style-name="P4">Professional Background</text:p>
      <text:p text:style-name="Standard"><text:span text:style-name="T4">1991 - 1992 </text:span><text:span text:style-name="T1">CIGNA</text:span><text:span text:style-name="T4"> </text:span><text:span text:style-name="T1">HELLAS</text:span><text:span text:style-name="T4"> </text:span><text:span text:style-name="T1">SA</text:span></text:p>
      <text:p text:style-name="P1">Accounting - Back office</text:p>
      <text:p text:style-name="P2"/>
      <text:p text:style-name="Standard"><text:span text:style-name="T4">1996 - 1997 </text:span><text:span text:style-name="T1">Iconotypo</text:span><text:span text:style-name="T4"> </text:span><text:span text:style-name="T1">SA</text:span></text:p>
      <text:p text:style-name="P1">Desktop publishing (DTP)</text:p>
      <text:p text:style-name="P2"/>
      <text:p text:style-name="Standard"><text:span text:style-name="T4">1997 - 2006 </text:span><text:span text:style-name="T1">Commercial</text:span><text:span text:style-name="T4"> </text:span><text:span text:style-name="T1">Union</text:span><text:span text:style-name="T4"> </text:span><text:span text:style-name="T1">Life</text:span><text:span text:style-name="T4"> </text:span><text:span text:style-name="T1">SA</text:span></text:p>
      <text:p text:style-name="P1">Mutual Funds dpt.</text:p>
      <text:p text:style-name="P2"/>
      <text:p text:style-name="Standard"><text:span text:style-name="T4">2006 - 2009 </text:span><text:span text:style-name="T1">ASPIS</text:span><text:span text:style-name="T4"> </text:span><text:span text:style-name="T1">SA</text:span></text:p>
      <text:p text:style-name="P1">Accounting dpt.</text:p>
      <text:p text:style-name="P1"/>
      <text:p text:style-name="P1">2011 - Present </text:p>
      <text:p text:style-name="P1">Freelancer</text:p>
      <text:p text:style-name="P2"/>
      <text:p text:style-name="P4">Foreign Languages</text:p>
      <text:p text:style-name="P1">English, Some German</text:p>
      <text:p text:style-name="P2"/>
      <text:p text:style-name="P4">Other Interests</text:p>
      <text:p text:style-name="P1">Sports, Music.</text:p>
      <text:p text:style-name="P2"/>
      <text:p text:style-name="P4">Recommendations</text:p>
      <text:p text:style-name="P1">Can be presented up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WW8Num1z0" style:family="text">
      <style:text-properties style:font-name="Symbol" fo:language="en" fo:country="US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6-10T13:42:00</meta:creation-date>
    <dc:date>2018-06-20T22:58:49</dc:date>
    <meta:editing-cycles>21</meta:editing-cycles>
    <meta:editing-duration>PT1H45M49S</meta:editing-duration>
    <meta:generator>OpenOffice/4.1.4$Unix OpenOffice.org_project/414m5$Build-9788</meta:generator>
    <meta:document-statistic meta:table-count="0" meta:image-count="0" meta:object-count="0" meta:page-count="1" meta:paragraph-count="35" meta:word-count="134" meta:character-count="956"/>
  </office:meta>
</office:document-meta>
</file>